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37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1.0264in"/>
    </style:style>
    <style:style style:name="co4" style:family="table-column">
      <style:table-column-properties fo:break-before="auto" style:column-width="1.676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>
            <text:p>County</text:p>
          </table:table-cell>
          <table:table-cell table:style-name="ce1" office:value-type="string">
            <text:p>Lat</text:p>
          </table:table-cell>
          <table:table-cell table:style-name="ce1" office:value-type="string">
            <text:p>Lon</text:p>
          </table:table-cell>
          <table:table-cell table:style-name="ce1" office:value-type="string">
            <text:p>Forest area (ha)</text:p>
          </table:table-cell>
          <table:table-cell table:style-name="ce1" office:value-type="string">
            <text:p>Total area (ha)</text:p>
          </table:table-cell>
          <table:table-cell table:style-name="ce1" office:value-type="string">
            <text:p>% Forest Cover</text:p>
          </table:table-cell>
          <table:table-cell table:number-columns-repeated="1018"/>
        </table:table-row>
        <table:table-row table:style-name="ro2">
          <table:table-cell office:value-type="string">
            <text:p>Baringo</text:p>
          </table:table-cell>
          <table:table-cell table:style-name="ce3" office:value-type="float" office:value="0.512912">
            <text:p>0.51291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74157">
            <text:p>274157</text:p>
          </table:table-cell>
          <table:table-cell office:value-type="float" office:value="1091197">
            <text:p>1091197</text:p>
          </table:table-cell>
          <table:table-cell office:value-type="string">
            <text:p>25.12%</text:p>
          </table:table-cell>
          <table:table-cell table:number-columns-repeated="1018"/>
        </table:table-row>
        <table:table-row table:style-name="ro2">
          <table:table-cell office:value-type="string">
            <text:p>Bomet</text:p>
          </table:table-cell>
          <table:table-cell table:style-name="ce3" office:value-type="float" office:value="-0.690131">
            <text:p>-0.690131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33927">
            <text:p>33927</text:p>
          </table:table-cell>
          <table:table-cell office:value-type="float" office:value="267196">
            <text:p>267196</text:p>
          </table:table-cell>
          <table:table-cell office:value-type="string">
            <text:p>12.7%</text:p>
          </table:table-cell>
          <table:table-cell table:number-columns-repeated="1018"/>
        </table:table-row>
        <table:table-row table:style-name="ro2">
          <table:table-cell office:value-type="string">
            <text:p>Bungoma</text:p>
          </table:table-cell>
          <table:table-cell table:style-name="ce3" office:value-type="float" office:value="0.737046">
            <text:p>0.737046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45049">
            <text:p>45049</text:p>
          </table:table-cell>
          <table:table-cell office:value-type="float" office:value="303123">
            <text:p>303123</text:p>
          </table:table-cell>
          <table:table-cell office:value-type="string">
            <text:p>14.86%</text:p>
          </table:table-cell>
          <table:table-cell table:number-columns-repeated="1018"/>
        </table:table-row>
        <table:table-row table:style-name="ro2">
          <table:table-cell office:value-type="string">
            <text:p>Buna</text:p>
          </table:table-cell>
          <table:table-cell table:style-name="ce3" office:value-type="float" office:value="0.428414">
            <text:p>0.428414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848">
            <text:p>1848</text:p>
          </table:table-cell>
          <table:table-cell office:value-type="float" office:value="182336">
            <text:p>182336</text:p>
          </table:table-cell>
          <table:table-cell office:value-type="string">
            <text:p>1.01%</text:p>
          </table:table-cell>
          <table:table-cell table:number-columns-repeated="1018"/>
        </table:table-row>
        <table:table-row table:style-name="ro2">
          <table:table-cell office:value-type="string">
            <text:p>Elgeyo-Marakwet</text:p>
          </table:table-cell>
          <table:table-cell table:style-name="ce3" office:value-type="float" office:value="0.806011">
            <text:p>0.806011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13145">
            <text:p>113145</text:p>
          </table:table-cell>
          <table:table-cell office:value-type="float" office:value="301805">
            <text:p>301805</text:p>
          </table:table-cell>
          <table:table-cell office:value-type="string">
            <text:p>37.49%</text:p>
          </table:table-cell>
          <table:table-cell table:number-columns-repeated="1018"/>
        </table:table-row>
        <table:table-row table:style-name="ro2">
          <table:table-cell office:value-type="string">
            <text:p>Embu</text:p>
          </table:table-cell>
          <table:table-cell table:style-name="ce3" office:value-type="float" office:value="-0.5982">
            <text:p>-0.598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6242">
            <text:p>26242</text:p>
          </table:table-cell>
          <table:table-cell office:value-type="float" office:value="282315">
            <text:p>282315</text:p>
          </table:table-cell>
          <table:table-cell office:value-type="string">
            <text:p>9.3%</text:p>
          </table:table-cell>
          <table:table-cell table:number-columns-repeated="1018"/>
        </table:table-row>
        <table:table-row table:style-name="ro2">
          <table:table-cell office:value-type="string">
            <text:p>Garissa</text:p>
          </table:table-cell>
          <table:table-cell table:style-name="ce3" office:value-type="float" office:value="-0.564679">
            <text:p>-0.564679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309264">
            <text:p>309264</text:p>
          </table:table-cell>
          <table:table-cell office:value-type="float" office:value="4359107">
            <text:p>4359107</text:p>
          </table:table-cell>
          <table:table-cell office:value-type="string">
            <text:p>7.09%</text:p>
          </table:table-cell>
          <table:table-cell table:number-columns-repeated="1018"/>
        </table:table-row>
        <table:table-row table:style-name="ro2">
          <table:table-cell office:value-type="string">
            <text:p>Homa Bay</text:p>
          </table:table-cell>
          <table:table-cell table:style-name="ce3" office:value-type="float" office:value="-0.640985">
            <text:p>-0.640985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2334">
            <text:p>12334</text:p>
          </table:table-cell>
          <table:table-cell office:value-type="float" office:value="475925">
            <text:p>475925</text:p>
          </table:table-cell>
          <table:table-cell office:value-type="string">
            <text:p>2.59%</text:p>
          </table:table-cell>
          <table:table-cell table:number-columns-repeated="1018"/>
        </table:table-row>
        <table:table-row table:style-name="ro2">
          <table:table-cell office:value-type="string">
            <text:p>Isiolo</text:p>
          </table:table-cell>
          <table:table-cell table:style-name="ce3" office:value-type="float" office:value="0.949302">
            <text:p>0.94930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356626">
            <text:p>1356626</text:p>
          </table:table-cell>
          <table:table-cell office:value-type="float" office:value="2538173">
            <text:p>2538173</text:p>
          </table:table-cell>
          <table:table-cell office:value-type="string">
            <text:p>53.45%</text:p>
          </table:table-cell>
          <table:table-cell table:number-columns-repeated="1018"/>
        </table:table-row>
        <table:table-row table:style-name="ro2">
          <table:table-cell office:value-type="string">
            <text:p>Kajiado</text:p>
          </table:table-cell>
          <table:table-cell table:style-name="ce3" office:value-type="float" office:value="-2.221971">
            <text:p>-2.221971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56260">
            <text:p>156260</text:p>
          </table:table-cell>
          <table:table-cell office:value-type="float" office:value="2189803">
            <text:p>2189803</text:p>
          </table:table-cell>
          <table:table-cell office:value-type="string">
            <text:p>7.14%</text:p>
          </table:table-cell>
          <table:table-cell table:number-columns-repeated="1018"/>
        </table:table-row>
        <table:table-row table:style-name="ro2">
          <table:table-cell office:value-type="string">
            <text:p>Kakamega</text:p>
          </table:table-cell>
          <table:table-cell table:style-name="ce3" office:value-type="float" office:value="0.308499">
            <text:p>0.308499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9656">
            <text:p>29656</text:p>
          </table:table-cell>
          <table:table-cell office:value-type="float" office:value="302246">
            <text:p>302246</text:p>
          </table:table-cell>
          <table:table-cell office:value-type="string">
            <text:p>9.81%</text:p>
          </table:table-cell>
          <table:table-cell table:number-columns-repeated="1018"/>
        </table:table-row>
        <table:table-row table:style-name="ro2">
          <table:table-cell office:value-type="string">
            <text:p>Kericho</text:p>
          </table:table-cell>
          <table:table-cell table:style-name="ce3" office:value-type="float" office:value="-0.297842">
            <text:p>-0.29784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54150">
            <text:p>54150</text:p>
          </table:table-cell>
          <table:table-cell office:value-type="float" office:value="229962">
            <text:p>229962</text:p>
          </table:table-cell>
          <table:table-cell office:value-type="string">
            <text:p>23.55%</text:p>
          </table:table-cell>
          <table:table-cell table:number-columns-repeated="1018"/>
        </table:table-row>
        <table:table-row table:style-name="ro2">
          <table:table-cell office:value-type="string">
            <text:p>Kiambu</text:p>
          </table:table-cell>
          <table:table-cell table:style-name="ce3" office:value-type="float" office:value="-1.060698">
            <text:p>-1.060698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42118">
            <text:p>42118</text:p>
          </table:table-cell>
          <table:table-cell office:value-type="float" office:value="254473">
            <text:p>254473</text:p>
          </table:table-cell>
          <table:table-cell office:value-type="string">
            <text:p>16.55%</text:p>
          </table:table-cell>
          <table:table-cell table:number-columns-repeated="1018"/>
        </table:table-row>
        <table:table-row table:style-name="ro2">
          <table:table-cell office:value-type="string">
            <text:p>Kilifi</text:p>
          </table:table-cell>
          <table:table-cell table:style-name="ce3" office:value-type="float" office:value="-3.279972">
            <text:p>-3.27997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96115">
            <text:p>96115</text:p>
          </table:table-cell>
          <table:table-cell office:value-type="float" office:value="1252382">
            <text:p>1252382</text:p>
          </table:table-cell>
          <table:table-cell office:value-type="string">
            <text:p>7.67%</text:p>
          </table:table-cell>
          <table:table-cell table:number-columns-repeated="1018"/>
        </table:table-row>
        <table:table-row table:style-name="ro2">
          <table:table-cell office:value-type="string">
            <text:p>Kirinyaga</text:p>
          </table:table-cell>
          <table:table-cell table:style-name="ce3" office:value-type="float" office:value="-0.517766">
            <text:p>-0.517766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30515">
            <text:p>30515</text:p>
          </table:table-cell>
          <table:table-cell office:value-type="float" office:value="147530">
            <text:p>147530</text:p>
          </table:table-cell>
          <table:table-cell office:value-type="string">
            <text:p>20.68%</text:p>
          </table:table-cell>
          <table:table-cell table:number-columns-repeated="1018"/>
        </table:table-row>
        <table:table-row table:style-name="ro2">
          <table:table-cell office:value-type="string">
            <text:p>Kisii</text:p>
          </table:table-cell>
          <table:table-cell table:style-name="ce3" office:value-type="float" office:value="-0.782524">
            <text:p>-0.782524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3456">
            <text:p>3456</text:p>
          </table:table-cell>
          <table:table-cell office:value-type="float" office:value="132112">
            <text:p>132112</text:p>
          </table:table-cell>
          <table:table-cell office:value-type="string">
            <text:p>2.62%</text:p>
          </table:table-cell>
          <table:table-cell table:number-columns-repeated="1018"/>
        </table:table-row>
        <table:table-row table:style-name="ro2">
          <table:table-cell office:value-type="string">
            <text:p>Kisumu</text:p>
          </table:table-cell>
          <table:table-cell table:style-name="ce3" office:value-type="float" office:value="-0.167225">
            <text:p>-0.167225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184">
            <text:p>1184</text:p>
          </table:table-cell>
          <table:table-cell office:value-type="float" office:value="267694">
            <text:p>267694</text:p>
          </table:table-cell>
          <table:table-cell office:value-type="string">
            <text:p>0.44%</text:p>
          </table:table-cell>
          <table:table-cell table:number-columns-repeated="1018"/>
        </table:table-row>
        <table:table-row table:style-name="ro2">
          <table:table-cell office:value-type="string">
            <text:p>Kitui</text:p>
          </table:table-cell>
          <table:table-cell table:style-name="ce3" office:value-type="float" office:value="-1.519146">
            <text:p>-1.519146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15340">
            <text:p>215340</text:p>
          </table:table-cell>
          <table:table-cell office:value-type="float" office:value="3043650">
            <text:p>3043650</text:p>
          </table:table-cell>
          <table:table-cell office:value-type="string">
            <text:p>7.08%</text:p>
          </table:table-cell>
          <table:table-cell table:number-columns-repeated="1018"/>
        </table:table-row>
        <table:table-row table:style-name="ro2">
          <table:table-cell office:value-type="string">
            <text:p>Kwale</text:p>
          </table:table-cell>
          <table:table-cell table:style-name="ce3" office:value-type="float" office:value="-4.242667">
            <text:p>-4.242667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44984">
            <text:p>44984</text:p>
          </table:table-cell>
          <table:table-cell office:value-type="float" office:value="826391">
            <text:p>826391</text:p>
          </table:table-cell>
          <table:table-cell office:value-type="string">
            <text:p>5.44%</text:p>
          </table:table-cell>
          <table:table-cell table:number-columns-repeated="1018"/>
        </table:table-row>
        <table:table-row table:style-name="ro2">
          <table:table-cell office:value-type="string">
            <text:p>Laikipia</text:p>
          </table:table-cell>
          <table:table-cell table:style-name="ce3" office:value-type="float" office:value="0.311627">
            <text:p>0.311627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64794">
            <text:p>64794</text:p>
          </table:table-cell>
          <table:table-cell office:value-type="float" office:value="954386">
            <text:p>954386</text:p>
          </table:table-cell>
          <table:table-cell office:value-type="string">
            <text:p>6.79%</text:p>
          </table:table-cell>
          <table:table-cell table:number-columns-repeated="1018"/>
        </table:table-row>
        <table:table-row table:style-name="ro2">
          <table:table-cell office:value-type="string">
            <text:p>Lamu</text:p>
          </table:table-cell>
          <table:table-cell table:style-name="ce3" office:value-type="float" office:value="-2.03752">
            <text:p>-2.0375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09674">
            <text:p>209674</text:p>
          </table:table-cell>
          <table:table-cell office:value-type="float" office:value="618507">
            <text:p>618507</text:p>
          </table:table-cell>
          <table:table-cell office:value-type="string">
            <text:p>33.9%</text:p>
          </table:table-cell>
          <table:table-cell table:number-columns-repeated="1018"/>
        </table:table-row>
        <table:table-row table:style-name="ro2">
          <table:table-cell office:value-type="string">
            <text:p>Machakos</text:p>
          </table:table-cell>
          <table:table-cell table:style-name="ce3" office:value-type="float" office:value="-1.327138">
            <text:p>-1.327138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0218">
            <text:p>20218</text:p>
          </table:table-cell>
          <table:table-cell office:value-type="float" office:value="604411">
            <text:p>604411</text:p>
          </table:table-cell>
          <table:table-cell office:value-type="string">
            <text:p>3.35%</text:p>
          </table:table-cell>
          <table:table-cell table:number-columns-repeated="1018"/>
        </table:table-row>
        <table:table-row table:style-name="ro2">
          <table:table-cell office:value-type="string">
            <text:p>Makueni</text:p>
          </table:table-cell>
          <table:table-cell table:style-name="ce3" office:value-type="float" office:value="-2.211917">
            <text:p>-2.211917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06746">
            <text:p>106746</text:p>
          </table:table-cell>
          <table:table-cell office:value-type="float" office:value="817225">
            <text:p>817225</text:p>
          </table:table-cell>
          <table:table-cell office:value-type="string">
            <text:p>13.06%</text:p>
          </table:table-cell>
          <table:table-cell table:number-columns-repeated="1018"/>
        </table:table-row>
        <table:table-row table:style-name="ro2">
          <table:table-cell office:value-type="string">
            <text:p>Mandeta</text:p>
          </table:table-cell>
          <table:table-cell table:style-name="ce3" office:value-type="float" office:value="3.46712">
            <text:p>3.4671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78914">
            <text:p>78914</text:p>
          </table:table-cell>
          <table:table-cell office:value-type="float" office:value="2598251">
            <text:p>2598251</text:p>
          </table:table-cell>
          <table:table-cell office:value-type="string">
            <text:p>3.04%</text:p>
          </table:table-cell>
          <table:table-cell table:number-columns-repeated="1018"/>
        </table:table-row>
        <table:table-row table:style-name="ro2">
          <table:table-cell office:value-type="string">
            <text:p>Marsabit</text:p>
          </table:table-cell>
          <table:table-cell table:style-name="ce3" office:value-type="float" office:value="2.772167">
            <text:p>2.772167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29396">
            <text:p>129396</text:p>
          </table:table-cell>
          <table:table-cell office:value-type="float" office:value="7602995">
            <text:p>7602995</text:p>
          </table:table-cell>
          <table:table-cell office:value-type="string">
            <text:p>1.7%</text:p>
          </table:table-cell>
          <table:table-cell table:number-columns-repeated="1018"/>
        </table:table-row>
        <table:table-row table:style-name="ro2">
          <table:table-cell office:value-type="string">
            <text:p>Meru</text:p>
          </table:table-cell>
          <table:table-cell table:style-name="ce3" office:value-type="float" office:value="0.159398">
            <text:p>0.159398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28028">
            <text:p>128028</text:p>
          </table:table-cell>
          <table:table-cell office:value-type="float" office:value="699038">
            <text:p>699038</text:p>
          </table:table-cell>
          <table:table-cell office:value-type="string">
            <text:p>18.31%</text:p>
          </table:table-cell>
          <table:table-cell table:number-columns-repeated="1018"/>
        </table:table-row>
        <table:table-row table:style-name="ro2">
          <table:table-cell office:value-type="string">
            <text:p>Migori</text:p>
          </table:table-cell>
          <table:table-cell table:style-name="ce3" office:value-type="float" office:value="-1.008592">
            <text:p>-1.00859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029">
            <text:p>2029</text:p>
          </table:table-cell>
          <table:table-cell office:value-type="float" office:value="316458">
            <text:p>316458</text:p>
          </table:table-cell>
          <table:table-cell office:value-type="string">
            <text:p>0.64%</text:p>
          </table:table-cell>
          <table:table-cell table:number-columns-repeated="1018"/>
        </table:table-row>
        <table:table-row table:style-name="ro2">
          <table:table-cell office:value-type="string">
            <text:p>Mombasa</text:p>
          </table:table-cell>
          <table:table-cell table:style-name="ce3" office:value-type="float" office:value="-3.998813">
            <text:p>-3.998813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462">
            <text:p>1462</text:p>
          </table:table-cell>
          <table:table-cell office:value-type="float" office:value="28566">
            <text:p>28566</text:p>
          </table:table-cell>
          <table:table-cell office:value-type="string">
            <text:p>5.12%</text:p>
          </table:table-cell>
          <table:table-cell table:number-columns-repeated="1018"/>
        </table:table-row>
        <table:table-row table:style-name="ro2">
          <table:table-cell office:value-type="string">
            <text:p>Murang'a</text:p>
          </table:table-cell>
          <table:table-cell table:style-name="ce3" office:value-type="float" office:value="-0.804314">
            <text:p>-0.804314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36729">
            <text:p>36729</text:p>
          </table:table-cell>
          <table:table-cell office:value-type="float" office:value="252651">
            <text:p>252651</text:p>
          </table:table-cell>
          <table:table-cell office:value-type="string">
            <text:p>14.54%</text:p>
          </table:table-cell>
          <table:table-cell table:number-columns-repeated="1018"/>
        </table:table-row>
        <table:table-row table:style-name="ro2">
          <table:table-cell office:value-type="string">
            <text:p>Nairobi</text:p>
          </table:table-cell>
          <table:table-cell table:style-name="ce3" office:value-type="float" office:value="-1.296975">
            <text:p>-1.296975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5506">
            <text:p>5506</text:p>
          </table:table-cell>
          <table:table-cell office:value-type="float" office:value="70806">
            <text:p>70806</text:p>
          </table:table-cell>
          <table:table-cell office:value-type="string">
            <text:p>7.78%</text:p>
          </table:table-cell>
          <table:table-cell table:number-columns-repeated="1018"/>
        </table:table-row>
        <table:table-row table:style-name="ro2">
          <table:table-cell office:value-type="string">
            <text:p>Nakuru</text:p>
          </table:table-cell>
          <table:table-cell table:style-name="ce3" office:value-type="float" office:value="-0.385212">
            <text:p>-0.38521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69563">
            <text:p>69563</text:p>
          </table:table-cell>
          <table:table-cell office:value-type="float" office:value="748920">
            <text:p>748920</text:p>
          </table:table-cell>
          <table:table-cell office:value-type="string">
            <text:p>9.29%</text:p>
          </table:table-cell>
          <table:table-cell table:number-columns-repeated="1018"/>
        </table:table-row>
        <table:table-row table:style-name="ro2">
          <table:table-cell office:value-type="string">
            <text:p>Nandi</text:p>
          </table:table-cell>
          <table:table-cell table:style-name="ce3" office:value-type="float" office:value="0.143371">
            <text:p>0.143371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74810">
            <text:p>74810</text:p>
          </table:table-cell>
          <table:table-cell office:value-type="float" office:value="284655">
            <text:p>284655</text:p>
          </table:table-cell>
          <table:table-cell office:value-type="string">
            <text:p>26.28%</text:p>
          </table:table-cell>
          <table:table-cell table:number-columns-repeated="1018"/>
        </table:table-row>
        <table:table-row table:style-name="ro2">
          <table:table-cell office:value-type="string">
            <text:p>Narok</text:p>
          </table:table-cell>
          <table:table-cell table:style-name="ce3" office:value-type="float" office:value="-1.227452">
            <text:p>-1.22745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98828">
            <text:p>298828</text:p>
          </table:table-cell>
          <table:table-cell office:value-type="float" office:value="1794207">
            <text:p>1794207</text:p>
          </table:table-cell>
          <table:table-cell office:value-type="string">
            <text:p>16.66%</text:p>
          </table:table-cell>
          <table:table-cell table:number-columns-repeated="1018"/>
        </table:table-row>
        <table:table-row table:style-name="ro2">
          <table:table-cell office:value-type="string">
            <text:p>Nyamira</text:p>
          </table:table-cell>
          <table:table-cell table:style-name="ce3" office:value-type="float" office:value="-0.644917">
            <text:p>-0.644917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6568">
            <text:p>6568</text:p>
          </table:table-cell>
          <table:table-cell office:value-type="float" office:value="90905">
            <text:p>90905</text:p>
          </table:table-cell>
          <table:table-cell office:value-type="string">
            <text:p>7.23%</text:p>
          </table:table-cell>
          <table:table-cell table:number-columns-repeated="1018"/>
        </table:table-row>
        <table:table-row table:style-name="ro2">
          <table:table-cell office:value-type="string">
            <text:p>Nyandarua</text:p>
          </table:table-cell>
          <table:table-cell table:style-name="ce3" office:value-type="float" office:value="-0.374727">
            <text:p>-0.374727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60310">
            <text:p>60310</text:p>
          </table:table-cell>
          <table:table-cell office:value-type="float" office:value="327034">
            <text:p>327034</text:p>
          </table:table-cell>
          <table:table-cell office:value-type="string">
            <text:p>18.44%</text:p>
          </table:table-cell>
          <table:table-cell table:number-columns-repeated="1018"/>
        </table:table-row>
        <table:table-row table:style-name="ro2">
          <table:table-cell office:value-type="string">
            <text:p>Nyeri</text:p>
          </table:table-cell>
          <table:table-cell table:style-name="ce3" office:value-type="float" office:value="-0.407168">
            <text:p>-0.407168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26883">
            <text:p>126883</text:p>
          </table:table-cell>
          <table:table-cell office:value-type="float" office:value="333623">
            <text:p>333623</text:p>
          </table:table-cell>
          <table:table-cell office:value-type="string">
            <text:p>38.03%</text:p>
          </table:table-cell>
          <table:table-cell table:number-columns-repeated="1018"/>
        </table:table-row>
        <table:table-row table:style-name="ro2">
          <table:table-cell office:value-type="string">
            <text:p>Samburu</text:p>
          </table:table-cell>
          <table:table-cell table:style-name="ce3" office:value-type="float" office:value="1.183862">
            <text:p>1.18386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69325">
            <text:p>269325</text:p>
          </table:table-cell>
          <table:table-cell office:value-type="float" office:value="2102371">
            <text:p>2102371</text:p>
          </table:table-cell>
          <table:table-cell office:value-type="string">
            <text:p>12.81%</text:p>
          </table:table-cell>
          <table:table-cell table:number-columns-repeated="1018"/>
        </table:table-row>
        <table:table-row table:style-name="ro2">
          <table:table-cell office:value-type="string">
            <text:p>Siaya</text:p>
          </table:table-cell>
          <table:table-cell table:style-name="ce3" office:value-type="float" office:value="0.039184">
            <text:p>0.039184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480">
            <text:p>1480</text:p>
          </table:table-cell>
          <table:table-cell office:value-type="float" office:value="354212">
            <text:p>354212</text:p>
          </table:table-cell>
          <table:table-cell office:value-type="string">
            <text:p>0.42%</text:p>
          </table:table-cell>
          <table:table-cell table:number-columns-repeated="1018"/>
        </table:table-row>
        <table:table-row table:style-name="ro2">
          <table:table-cell office:value-type="string">
            <text:p>Taita Taveta</text:p>
          </table:table-cell>
          <table:table-cell table:style-name="ce3" office:value-type="float" office:value="-3.551502">
            <text:p>-3.551502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62113">
            <text:p>62113</text:p>
          </table:table-cell>
          <table:table-cell office:value-type="float" office:value="1711824">
            <text:p>1711824</text:p>
          </table:table-cell>
          <table:table-cell office:value-type="string">
            <text:p>3.63%</text:p>
          </table:table-cell>
          <table:table-cell table:number-columns-repeated="1018"/>
        </table:table-row>
        <table:table-row table:style-name="ro2">
          <table:table-cell office:value-type="string">
            <text:p>Tana River</text:p>
          </table:table-cell>
          <table:table-cell table:style-name="ce3" office:value-type="float" office:value="-1.584971">
            <text:p>-1.584971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43320">
            <text:p>243320</text:p>
          </table:table-cell>
          <table:table-cell office:value-type="float" office:value="3915365">
            <text:p>3915365</text:p>
          </table:table-cell>
          <table:table-cell office:value-type="string">
            <text:p>6.21%</text:p>
          </table:table-cell>
          <table:table-cell table:number-columns-repeated="1018"/>
        </table:table-row>
        <table:table-row table:style-name="ro2">
          <table:table-cell office:value-type="string">
            <text:p>Tharaka-Nithi</text:p>
          </table:table-cell>
          <table:table-cell table:style-name="ce3" office:value-type="float" office:value="-0.227324">
            <text:p>-0.227324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50066">
            <text:p>50066</text:p>
          </table:table-cell>
          <table:table-cell office:value-type="float" office:value="258007">
            <text:p>258007</text:p>
          </table:table-cell>
          <table:table-cell office:value-type="string">
            <text:p>19.4%</text:p>
          </table:table-cell>
          <table:table-cell table:number-columns-repeated="1018"/>
        </table:table-row>
        <table:table-row table:style-name="ro2">
          <table:table-cell office:value-type="string">
            <text:p>Trans Nzoia</text:p>
          </table:table-cell>
          <table:table-cell table:style-name="ce3" office:value-type="float" office:value="1.030597">
            <text:p>1.030597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40241">
            <text:p>40241</text:p>
          </table:table-cell>
          <table:table-cell office:value-type="float" office:value="249526">
            <text:p>249526</text:p>
          </table:table-cell>
          <table:table-cell office:value-type="string">
            <text:p>16.13%</text:p>
          </table:table-cell>
          <table:table-cell table:number-columns-repeated="1018"/>
        </table:table-row>
        <table:table-row table:style-name="ro2">
          <table:table-cell office:value-type="string">
            <text:p>Turkana</text:p>
          </table:table-cell>
          <table:table-cell table:style-name="ce3" office:value-type="float" office:value="3.318344">
            <text:p>3.318344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85962">
            <text:p>285962</text:p>
          </table:table-cell>
          <table:table-cell office:value-type="float" office:value="7035330">
            <text:p>7035330</text:p>
          </table:table-cell>
          <table:table-cell office:value-type="string">
            <text:p>4.06%</text:p>
          </table:table-cell>
          <table:table-cell table:number-columns-repeated="1018"/>
        </table:table-row>
        <table:table-row table:style-name="ro2">
          <table:table-cell office:value-type="string">
            <text:p>Uasin Gishu</text:p>
          </table:table-cell>
          <table:table-cell table:style-name="ce3" office:value-type="float" office:value="0.555288">
            <text:p>0.555288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25714">
            <text:p>25714</text:p>
          </table:table-cell>
          <table:table-cell office:value-type="float" office:value="340711">
            <text:p>340711</text:p>
          </table:table-cell>
          <table:table-cell office:value-type="string">
            <text:p>7.55%</text:p>
          </table:table-cell>
          <table:table-cell table:number-columns-repeated="1018"/>
        </table:table-row>
        <table:table-row table:style-name="ro2">
          <table:table-cell office:value-type="string">
            <text:p>Vihiga</text:p>
          </table:table-cell>
          <table:table-cell table:style-name="ce3" office:value-type="float" office:value="0.0785">
            <text:p>0.0785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5501">
            <text:p>5501</text:p>
          </table:table-cell>
          <table:table-cell office:value-type="float" office:value="56300">
            <text:p>56300</text:p>
          </table:table-cell>
          <table:table-cell office:value-type="string">
            <text:p>9.77%</text:p>
          </table:table-cell>
          <table:table-cell table:number-columns-repeated="1018"/>
        </table:table-row>
        <table:table-row table:style-name="ro2">
          <table:table-cell office:value-type="string">
            <text:p>Wajir</text:p>
          </table:table-cell>
          <table:table-cell table:style-name="ce3" office:value-type="float" office:value="1.895541">
            <text:p>1.895541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110144">
            <text:p>110144</text:p>
          </table:table-cell>
          <table:table-cell office:value-type="float" office:value="5664861">
            <text:p>5664861</text:p>
          </table:table-cell>
          <table:table-cell office:value-type="string">
            <text:p>1.94%</text:p>
          </table:table-cell>
          <table:table-cell table:number-columns-repeated="1018"/>
        </table:table-row>
        <table:table-row table:style-name="ro2">
          <table:table-cell office:value-type="string">
            <text:p>West Pokot</text:p>
          </table:table-cell>
          <table:table-cell table:style-name="ce3" office:value-type="float" office:value="1.575837">
            <text:p>1.575837</text:p>
          </table:table-cell>
          <table:table-cell table:style-name="ce3" office:value-type="float" office:value="35.952537">
            <text:p>35.952537</text:p>
          </table:table-cell>
          <table:table-cell office:value-type="float" office:value="78357">
            <text:p>78357</text:p>
          </table:table-cell>
          <table:table-cell office:value-type="float" office:value="933689">
            <text:p>933689</text:p>
          </table:table-cell>
          <table:table-cell office:value-type="string">
            <text:p>8.39%</text:p>
          </table:table-cell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5/08/2016</text:date>, <text:time>11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11:33:12</dc:date>
    <dc:creator>Maria Renee Horn</dc:creator>
    <meta:document-statistic meta:table-count="1" meta:cell-count="288" meta:object-count="0"/>
    <meta:generator>OpenOffice/4.1.1$Unix OpenOffice.org_project/411m6$Build-9775</meta:generator>
  </office:meta>
</office:document-meta>
</file>